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39700003E8000002328E501806B.svm" manifest:media-type=""/>
  <manifest:file-entry manifest:full-path="Pictures/2000039C00003E7F00002328B9BA6197.svm" manifest:media-type=""/>
  <manifest:file-entry manifest:full-path="Pictures/2000049100003E7F0000232892613817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frame draw:style-name="gr2" draw:text-style-name="P1" svg:width="15.999cm" svg:height="9cm" svg:x="0.199cm" svg:y="0cm"><draw:image xlink:href="Pictures/2000049100003E7F0000232892613817.svm" xlink:type="simple" xlink:show="embed" xlink:actuate="onLoad"><text:p/></draw:image></draw:frame><draw:frame draw:style-name="gr2" draw:text-style-name="P1" svg:width="15.999cm" svg:height="9cm" svg:x="0.201cm" svg:y="8.999cm"><draw:image xlink:href="Pictures/2000039C00003E7F00002328B9BA6197.svm" xlink:type="simple" xlink:show="embed" xlink:actuate="onLoad"><text:p/></draw:image></draw:frame><draw:frame draw:style-name="gr2" draw:text-style-name="P1" svg:width="15.999cm" svg:height="9cm" svg:x="0cm" svg:y="18.2cm"><draw:image xlink:href="Pictures/2000039700003E8000002328E501806B.svm" xlink:type="simple" xlink:show="embed" xlink:actuate="onLoad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2:09:15.785329209</meta:creation-date>
    <dc:date>2015-04-09T22:11:18.812193433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